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style:paragraph-properties style:text-autospace="none"/>
      <style:text-properties style:text-underline-style="none"/>
    </style:style>
    <style:style style:name="P4" style:family="paragraph">
      <style:paragraph-properties style:text-autospace="none"/>
      <style:text-properties fo:font-size="12pt" style:text-underline-style="none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2" style:family="text">
      <style:text-properties fo:font-family="Arial" style:font-family-generic="swiss" fo:font-size="12pt" style:text-underline-style="none" style:font-family-asian="Arial" style:font-family-generic-asian="swiss" style:font-size-asian="12pt" style:font-family-complex="Arial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cm" svg:height="2.6cm" svg:x="0.1cm" svg:y="0.1cm">
          <text:p/>
        </draw:rect>
        <draw:frame draw:style-name="gr2" draw:text-style-name="P2" draw:layer="layout" svg:width="5.057cm" svg:height="0.818cm" svg:x="1.4cm" svg:y="0.137cm">
          <draw:text-box>
            <text:p text:style-name="P1"><text:span text:style-name="T1">MetamodelRegistry</text:span></text:p>
          </draw:text-box>
        </draw:frame>
        <draw:line draw:style-name="gr3" draw:text-style-name="P1" draw:layer="layout" svg:x1="0.1cm" svg:y1="1cm" svg:x2="8.1cm" svg:y2="1cm">
          <text:p/>
        </draw:line>
        <draw:frame draw:style-name="gr4" draw:text-style-name="P4" draw:layer="layout" svg:width="8.1cm" svg:height="1.673cm" svg:x="0cm" svg:y="1cm">
          <draw:text-box>
            <text:p text:style-name="P3"><text:span text:style-name="T2">addMetamodel(IMetamodel metamodel)</text:span></text:p>
            <text:p text:style-name="P3"><text:span text:style-name="T2">getMetamodel(String id): IMetamodel</text:span></text:p>
            <text:p text:style-name="P3"><text:span text:style-name="T2">getMetamodels(): IMetamodel[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8.2cm" fo:page-height="2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09-10-19T23:57:06.96</dc:date>
    <dc:creator>Claas Wilke</dc:creator>
    <meta:editing-duration>PT02H09M48S</meta:editing-duration>
    <meta:editing-cycles>44</meta:editing-cycles>
    <meta:generator>OpenOffice.org/3.1$Win32 OpenOffice.org_project/310m19$Build-9420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